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000000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_32__20_Dots_20_1_20_Dash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051cm" svg:stroke-color="#0000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0.508cm"/>
    </style:style>
    <style:style style:name="gr12" style:family="graphic" style:parent-style-name="standard">
      <style:graphic-properties draw:stroke="none" svg:stroke-color="#000000" draw:fill="none" draw:fill-color="#ffffff" fo:min-height="0.398cm"/>
    </style:style>
    <style:style style:name="gr13" style:family="graphic" style:parent-style-name="standard" style:list-style-name="L1">
      <style:graphic-properties draw:stroke-dash="Fine_20_Dashed" svg:stroke-width="0.051cm" svg:stroke-color="#000000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-dash="Fine_20_Dashed" svg:stroke-width="0.051cm" svg:stroke-color="#000000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objectwithoutfill" style:list-style-name="L1">
      <style:graphic-properties draw:stroke-dash="Fine_20_Dashed" svg:stroke-width="0.051cm" svg:stroke-color="#ff0000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-dash="Fine_20_Dashed" svg:stroke-width="0.051cm" svg:stroke-color="#000000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8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2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3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4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5" style:family="graphic" style:parent-style-name="objectwithoutfill" style:list-style-name="L1">
      <style:graphic-properties draw:stroke-dash="Fine_20_Dashed" svg:stroke-width="0.051cm" svg:stroke-color="#ff0000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6" style:family="graphic" style:parent-style-name="standard" style:list-style-name="L1">
      <style:graphic-properties draw:stroke-dash="Fine_20_Dashed" svg:stroke-width="0.051cm" svg:stroke-color="#000000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7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8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9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0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1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2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3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4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5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6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7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8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9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0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1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2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3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4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5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6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7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8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9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0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1" style:family="graphic" style:parent-style-name="standard" style:list-style-name="L1">
      <style:graphic-properties draw:stroke="dash" draw:stroke-dash="Fine_20_Dashed" svg:stroke-width="0.051cm" svg:stroke-color="#000000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2" style:family="graphic" style:parent-style-name="objectwithoutfill" style:list-style-name="L1">
      <style:graphic-properties draw:stroke-dash="Fine_20_Dashed" svg:stroke-width="0.051cm" svg:stroke-color="#000000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3" style:family="graphic" style:parent-style-name="objectwithoutfill" style:list-style-name="L1">
      <style:graphic-properties draw:stroke-dash="Fine_20_Dashed" svg:stroke-width="0.051cm" svg:stroke-color="#000000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4" style:family="graphic" style:parent-style-name="objectwithoutfill" style:list-style-name="L1">
      <style:graphic-properties draw:stroke-dash="Fine_20_Dashed" svg:stroke-width="0.051cm" svg:stroke-color="#000000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5" style:family="graphic" style:parent-style-name="objectwithoutfill" style:list-style-name="L1">
      <style:graphic-properties draw:stroke-dash="Fine_20_Dashed" svg:stroke-width="0.051cm" svg:stroke-color="#000000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6" style:family="graphic" style:parent-style-name="standard">
      <style:graphic-properties draw:stroke="none" svg:stroke-color="#000000" draw:fill="none" draw:fill-color="#ffffff" fo:min-height="0.144cm"/>
    </style:style>
    <style:style style:name="gr77" style:family="graphic" style:parent-style-name="standard">
      <style:graphic-properties draw:stroke="none" svg:stroke-color="#000000" draw:fill="none" draw:fill-color="#ffffff" fo:min-height="0.271cm"/>
    </style:style>
    <style:style style:name="gr78" style:family="graphic" style:parent-style-name="standard">
      <style:graphic-properties draw:stroke="none" svg:stroke-color="#000000" draw:fill="solid" draw:fill-color="#ffffff" fo:min-height="1.147cm"/>
    </style:style>
    <style:style style:name="gr79" style:family="graphic" style:parent-style-name="objectwithoutfill">
      <style:graphic-properties svg:stroke-width="0.051cm" svg:stroke-color="#000000" draw:marker-start-width="0.276cm" draw:marker-end="Rounded_20_short_20_Arrow" draw:marker-end-width="0.276cm" draw:fill="none" draw:textarea-vertical-align="middle" fo:padding-top="0.15cm" fo:padding-bottom="0.15cm" fo:padding-left="0.275cm" fo:padding-right="0.275cm"/>
    </style:style>
    <style:style style:name="gr80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color="#000000" fo:font-family="'Liberation Serif'" style:font-family-generic="roman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color="#000000" fo:font-family="'Liberation Serif'" style:font-family-generic="roman" style:font-pitch="variable" fo:font-size="12pt" style:font-size-asian="12pt" style:font-size-complex="12pt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000000" fo:font-family="'Liberation Serif'" style:font-family-generic="roman" style:font-pitch="variable" fo:font-size="12pt" style:font-size-asian="12pt" style:font-size-complex="12pt"/>
    </style:style>
    <style:style style:name="T2" style:family="text">
      <style:text-properties fo:color="#000000" fo:font-family="'Liberation Serif'" style:font-family-generic="roman" style:font-pitch="variable" fo:font-size="12pt" style:font-family-asian="'Liberation Serif'" style:font-style-name-asian="Regular" style:font-family-generic-asian="roman" style:font-size-asian="12pt" style:font-family-complex="'Liberation Serif'" style:font-style-name-complex="Regular" style:font-family-generic-complex="roman" style:font-size-complex="12pt"/>
    </style:style>
    <style:style style:name="T3" style:family="text">
      <style:text-properties fo:color="#000000" fo:font-family="'Liberation Serif'" style:font-style-name="Regular" style:font-family-generic="roman" fo:font-size="12pt" style:font-family-asian="'Liberation Serif'" style:font-style-name-asian="Regular" style:font-family-generic-asian="roman" style:font-size-asian="12pt" style:font-family-complex="'Liberation Serif'" style:font-style-name-complex="Regular" style:font-family-generic-complex="roman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526cm" svg:height="10.16cm" svg:x="1.889cm" svg:y="2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4.524cm" svg:y1="12.176cm" svg:x2="8.461cm" svg:y2="8.874cm">
          <text:p/>
        </draw:line>
        <draw:line draw:style-name="gr2" draw:text-style-name="P1" draw:layer="layout" svg:x1="8.461cm" svg:y1="8.874cm" svg:x2="19.415cm" svg:y2="8.874cm">
          <text:p/>
        </draw:line>
        <draw:line draw:style-name="gr3" draw:text-style-name="P1" draw:layer="layout" svg:x1="5.159cm" svg:y1="10.144cm" svg:x2="7.572cm" svg:y2="6.842cm">
          <text:p/>
        </draw:line>
        <draw:custom-shape draw:style-name="gr4" draw:text-style-name="P1" draw:layer="layout" svg:width="2.794cm" svg:height="4.064cm" svg:x="15.192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794cm" svg:height="0.381cm" svg:x="15.192cm" svg:y="4.429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907.901907356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1" draw:layer="layout" svg:x1="14.049cm" svg:y1="5.318cm" svg:x2="13.033cm" svg:y2="5.318cm">
          <text:p/>
        </draw:line>
        <draw:line draw:style-name="gr3" draw:text-style-name="P1" draw:layer="layout" svg:x1="14.049cm" svg:y1="6.461cm" svg:x2="15.827cm" svg:y2="6.461cm">
          <text:p/>
        </draw:line>
        <draw:line draw:style-name="gr3" draw:text-style-name="P1" draw:layer="layout" svg:x1="13.668cm" svg:y1="7.096cm" svg:x2="13.668cm" svg:y2="6.842cm">
          <text:p/>
        </draw:line>
        <draw:line draw:style-name="gr6" draw:text-style-name="P1" draw:layer="layout" svg:x1="8.207cm" svg:y1="9.128cm" svg:x2="1.857cm" svg:y2="9.128cm">
          <text:p/>
        </draw:line>
        <draw:line draw:style-name="gr2" draw:text-style-name="P1" draw:layer="layout" svg:x1="15.827cm" svg:y1="6.461cm" svg:x2="17.224cm" svg:y2="6.461cm">
          <text:p/>
        </draw:line>
        <draw:line draw:style-name="gr2" draw:text-style-name="P1" draw:layer="layout" svg:x1="15.827cm" svg:y1="6.715cm" svg:x2="17.224cm" svg:y2="6.715cm">
          <text:p/>
        </draw:line>
        <draw:line draw:style-name="gr2" draw:text-style-name="P1" draw:layer="layout" svg:x1="15.827cm" svg:y1="6.842cm" svg:x2="17.224cm" svg:y2="6.842cm">
          <text:p/>
        </draw:line>
        <draw:line draw:style-name="gr2" draw:text-style-name="P1" draw:layer="layout" svg:x1="15.827cm" svg:y1="7.096cm" svg:x2="17.224cm" svg:y2="7.096cm">
          <text:p/>
        </draw:line>
        <draw:line draw:style-name="gr2" draw:text-style-name="P1" draw:layer="layout" svg:x1="17.224cm" svg:y1="6.461cm" svg:x2="17.416cm" svg:y2="6.573cm">
          <text:p/>
        </draw:line>
        <draw:line draw:style-name="gr2" draw:text-style-name="P1" draw:layer="layout" svg:x1="17.224cm" svg:y1="6.715cm" svg:x2="17.416cm" svg:y2="6.573cm">
          <text:p/>
        </draw:line>
        <draw:line draw:style-name="gr2" draw:text-style-name="P1" draw:layer="layout" svg:x1="17.224cm" svg:y1="6.842cm" svg:x2="17.418cm" svg:y2="6.97cm">
          <text:p/>
        </draw:line>
        <draw:line draw:style-name="gr2" draw:text-style-name="P1" draw:layer="layout" svg:x1="17.224cm" svg:y1="7.096cm" svg:x2="17.417cm" svg:y2="6.97cm">
          <text:p/>
        </draw:line>
        <draw:line draw:style-name="gr2" draw:text-style-name="P1" draw:layer="layout" svg:x1="15.827cm" svg:y1="6.715cm" svg:x2="15.639cm" svg:y2="6.785cm">
          <text:p/>
        </draw:line>
        <draw:line draw:style-name="gr2" draw:text-style-name="P1" draw:layer="layout" svg:x1="15.827cm" svg:y1="6.842cm" svg:x2="15.639cm" svg:y2="6.786cm">
          <text:p/>
        </draw:line>
        <draw:line draw:style-name="gr7" draw:text-style-name="P1" draw:layer="layout" svg:x1="15.992cm" svg:y1="6.089cm" svg:x2="15.998cm" svg:y2="7.477cm">
          <text:p/>
        </draw:line>
        <draw:line draw:style-name="gr7" draw:text-style-name="P1" draw:layer="layout" svg:x1="16.134cm" svg:y1="6.087cm" svg:x2="16.14cm" svg:y2="7.475cm">
          <text:p/>
        </draw:line>
        <draw:line draw:style-name="gr7" draw:text-style-name="P1" draw:layer="layout" svg:x1="16.276cm" svg:y1="6.086cm" svg:x2="16.282cm" svg:y2="7.474cm">
          <text:p/>
        </draw:line>
        <draw:line draw:style-name="gr7" draw:text-style-name="P1" draw:layer="layout" svg:x1="16.418cm" svg:y1="6.085cm" svg:x2="16.424cm" svg:y2="7.473cm">
          <text:p/>
        </draw:line>
        <draw:line draw:style-name="gr7" draw:text-style-name="P1" draw:layer="layout" svg:x1="16.56cm" svg:y1="6.084cm" svg:x2="16.566cm" svg:y2="7.472cm">
          <text:p/>
        </draw:line>
        <draw:line draw:style-name="gr7" draw:text-style-name="P1" draw:layer="layout" svg:x1="16.703cm" svg:y1="6.083cm" svg:x2="16.709cm" svg:y2="7.471cm">
          <text:p/>
        </draw:line>
        <draw:line draw:style-name="gr7" draw:text-style-name="P1" draw:layer="layout" svg:x1="16.845cm" svg:y1="6.082cm" svg:x2="16.851cm" svg:y2="7.47cm">
          <text:p/>
        </draw:line>
        <draw:line draw:style-name="gr7" draw:text-style-name="P1" draw:layer="layout" svg:x1="16.987cm" svg:y1="6.081cm" svg:x2="16.993cm" svg:y2="7.469cm">
          <text:p/>
        </draw:line>
        <draw:line draw:style-name="gr7" draw:text-style-name="P1" draw:layer="layout" svg:x1="17.129cm" svg:y1="6.08cm" svg:x2="17.135cm" svg:y2="7.468cm">
          <text:p/>
        </draw:line>
        <draw:custom-shape draw:style-name="gr4" draw:text-style-name="P1" draw:layer="layout" svg:width="0.762cm" svg:height="0.762cm" draw:transform="rotate (-1.60762277401286) translate (14.839cm 6.7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08cm" svg:height="0.635cm" draw:transform="rotate (-1.60762277401286) translate (14.834cm 6.84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4.049cm" svg:y1="6.461cm" svg:x2="14.049cm" svg:y2="5.318cm">
          <text:p/>
        </draw:line>
        <draw:line draw:style-name="gr3" draw:text-style-name="P1" draw:layer="layout" svg:x1="14.811cm" svg:y1="7.096cm" svg:x2="15.827cm" svg:y2="7.096cm">
          <text:p/>
        </draw:line>
        <draw:line draw:style-name="gr9" draw:text-style-name="P1" draw:layer="layout" svg:x1="12.017cm" svg:y1="6.461cm" svg:x2="12.017cm" svg:y2="7.096cm">
          <text:p/>
        </draw:line>
        <draw:line draw:style-name="gr3" draw:text-style-name="P1" draw:layer="layout" svg:x1="13.668cm" svg:y1="7.096cm" svg:x2="14.049cm" svg:y2="7.096cm">
          <text:p/>
        </draw:line>
        <draw:custom-shape draw:style-name="gr10" draw:text-style-name="P1" draw:layer="layout" svg:width="0.508cm" svg:height="0.762cm" svg:x="16.335cm" svg:y="7.60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0.508cm" svg:height="0.762cm" svg:x="16.335cm" svg:y="5.19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3" draw:text-style-name="P1" draw:layer="layout" svg:x1="13.033cm" svg:y1="6.842cm" svg:x2="13.668cm" svg:y2="6.842cm">
          <text:p/>
        </draw:line>
        <draw:frame draw:style-name="gr11" draw:text-style-name="P2" draw:layer="layout" svg:width="2.413cm" svg:height="1.217cm" svg:x="11.255cm" svg:y="7.683cm">
          <draw:text-box>
            <text:p text:style-name="P1"><text:span text:style-name="T1">Circulation Pump</text:span></text:p>
          </draw:text-box>
        </draw:frame>
        <draw:frame draw:style-name="gr12" draw:text-style-name="P3" draw:layer="layout" svg:width="1.651cm" svg:height="1.217cm" svg:x="13.668cm" svg:y="7.446cm">
          <draw:text-box>
            <text:p text:style-name="P1"><text:span text:style-name="T2">41</text:span><text:span text:style-name="T3">°F</text:span></text:p>
            <text:p text:style-name="P1"><text:span text:style-name="T3">10°C</text:span></text:p>
          </draw:text-box>
        </draw:frame>
        <draw:frame draw:style-name="gr12" draw:text-style-name="P3" draw:layer="layout" svg:width="1.778cm" svg:height="1.217cm" svg:x="13.795cm" svg:y="5.318cm">
          <draw:text-box>
            <text:p text:style-name="P1"><text:span text:style-name="T2">59</text:span><text:span text:style-name="T3">°F</text:span></text:p>
            <text:p text:style-name="P1"><text:span text:style-name="T3">15°C</text:span></text:p>
          </draw:text-box>
        </draw:frame>
        <draw:custom-shape draw:style-name="gr8" draw:text-style-name="P1" draw:layer="layout" svg:width="0.381cm" svg:height="0.381cm" svg:x="3.381cm" svg:y="8.74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4" draw:layer="layout" svg:width="0.762cm" svg:height="0.772cm" draw:transform="rotate (-1.60762277401286) translate (11.626cm 4.965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4" draw:layer="layout" svg:x1="11.509cm" svg:y1="5.064cm" svg:x2="10.874cm" svg:y2="5.191cm">
          <text:p/>
        </draw:line>
        <draw:line draw:style-name="gr15" draw:text-style-name="P4" draw:layer="layout" svg:x1="11.509cm" svg:y1="5.572cm" svg:x2="10.874cm" svg:y2="5.445cm">
          <text:p/>
        </draw:line>
        <draw:custom-shape draw:style-name="gr16" draw:text-style-name="P4" draw:layer="layout" svg:width="0.762cm" svg:height="0.762cm" draw:transform="rotate (-1.60762277401286) translate (11.664cm 6.4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4" draw:layer="layout" svg:x1="11.029cm" svg:y1="6.561cm" svg:x2="11.537cm" svg:y2="7.069cm">
          <text:p/>
        </draw:line>
        <draw:line draw:style-name="gr18" draw:text-style-name="P4" draw:layer="layout" svg:x1="11.029cm" svg:y1="7.069cm" svg:x2="11.537cm" svg:y2="6.561cm">
          <text:p/>
        </draw:line>
        <draw:line draw:style-name="gr19" draw:text-style-name="P4" draw:layer="layout" svg:x1="9.477cm" svg:y1="5.191cm" svg:x2="9.477cm" svg:y2="5.826cm">
          <text:p/>
        </draw:line>
        <draw:custom-shape draw:style-name="gr20" draw:text-style-name="P4" draw:layer="layout" svg:width="1.016cm" svg:height="2.54cm" svg:x="9.477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1" draw:text-style-name="P4" draw:layer="layout" svg:x1="9.883cm" svg:y1="5.445cm" svg:x2="9.477cm" svg:y2="5.318cm">
            <text:p/>
          </draw:line>
          <draw:line draw:style-name="gr22" draw:text-style-name="P4" draw:layer="layout" svg:x1="9.883cm" svg:y1="5.445cm" svg:x2="9.629cm" svg:y2="5.572cm">
            <text:p/>
          </draw:line>
          <draw:line draw:style-name="gr23" draw:text-style-name="P4" draw:layer="layout" svg:x1="9.883cm" svg:y1="5.699cm" svg:x2="9.629cm" svg:y2="5.572cm">
            <text:p/>
          </draw:line>
          <draw:line draw:style-name="gr24" draw:text-style-name="P4" draw:layer="layout" svg:x1="9.883cm" svg:y1="6.715cm" svg:x2="9.477cm" svg:y2="6.842cm">
            <text:p/>
          </draw:line>
          <draw:line draw:style-name="gr25" draw:text-style-name="P4" draw:layer="layout" svg:x1="9.883cm" svg:y1="5.699cm" svg:x2="9.629cm" svg:y2="5.826cm">
            <text:p/>
          </draw:line>
          <draw:line draw:style-name="gr26" draw:text-style-name="P4" draw:layer="layout" svg:x1="9.883cm" svg:y1="5.953cm" svg:x2="9.629cm" svg:y2="5.826cm">
            <text:p/>
          </draw:line>
          <draw:line draw:style-name="gr27" draw:text-style-name="P4" draw:layer="layout" svg:x1="9.883cm" svg:y1="5.953cm" svg:x2="9.629cm" svg:y2="6.08cm">
            <text:p/>
          </draw:line>
          <draw:line draw:style-name="gr28" draw:text-style-name="P4" draw:layer="layout" svg:x1="9.883cm" svg:y1="6.207cm" svg:x2="9.629cm" svg:y2="6.08cm">
            <text:p/>
          </draw:line>
          <draw:line draw:style-name="gr29" draw:text-style-name="P4" draw:layer="layout" svg:x1="9.883cm" svg:y1="6.207cm" svg:x2="9.629cm" svg:y2="6.334cm">
            <text:p/>
          </draw:line>
          <draw:line draw:style-name="gr30" draw:text-style-name="P4" draw:layer="layout" svg:x1="9.883cm" svg:y1="6.461cm" svg:x2="9.629cm" svg:y2="6.334cm">
            <text:p/>
          </draw:line>
          <draw:line draw:style-name="gr31" draw:text-style-name="P4" draw:layer="layout" svg:x1="9.883cm" svg:y1="6.461cm" svg:x2="9.629cm" svg:y2="6.588cm">
            <text:p/>
          </draw:line>
          <draw:line draw:style-name="gr32" draw:text-style-name="P4" draw:layer="layout" svg:x1="9.883cm" svg:y1="6.715cm" svg:x2="9.629cm" svg:y2="6.588cm">
            <text:p/>
          </draw:line>
        </draw:g>
        <draw:g>
          <draw:line draw:style-name="gr33" draw:text-style-name="P4" draw:layer="layout" svg:x1="10.076cm" svg:y1="5.419cm" svg:x2="10.493cm" svg:y2="5.318cm">
            <text:p/>
          </draw:line>
          <draw:line draw:style-name="gr34" draw:text-style-name="P4" draw:layer="layout" svg:x1="10.076cm" svg:y1="5.419cm" svg:x2="10.33cm" svg:y2="5.546cm">
            <text:p/>
          </draw:line>
          <draw:line draw:style-name="gr35" draw:text-style-name="P4" draw:layer="layout" svg:x1="10.076cm" svg:y1="5.673cm" svg:x2="10.33cm" svg:y2="5.546cm">
            <text:p/>
          </draw:line>
          <draw:line draw:style-name="gr36" draw:text-style-name="P4" draw:layer="layout" svg:x1="10.076cm" svg:y1="6.689cm" svg:x2="10.482cm" svg:y2="6.816cm">
            <text:p/>
          </draw:line>
          <draw:line draw:style-name="gr37" draw:text-style-name="P4" draw:layer="layout" svg:x1="10.076cm" svg:y1="5.673cm" svg:x2="10.33cm" svg:y2="5.8cm">
            <text:p/>
          </draw:line>
          <draw:line draw:style-name="gr38" draw:text-style-name="P4" draw:layer="layout" svg:x1="10.076cm" svg:y1="5.927cm" svg:x2="10.33cm" svg:y2="5.8cm">
            <text:p/>
          </draw:line>
          <draw:line draw:style-name="gr39" draw:text-style-name="P4" draw:layer="layout" svg:x1="10.076cm" svg:y1="5.927cm" svg:x2="10.33cm" svg:y2="6.054cm">
            <text:p/>
          </draw:line>
          <draw:line draw:style-name="gr40" draw:text-style-name="P4" draw:layer="layout" svg:x1="10.076cm" svg:y1="6.181cm" svg:x2="10.33cm" svg:y2="6.054cm">
            <text:p/>
          </draw:line>
          <draw:line draw:style-name="gr41" draw:text-style-name="P4" draw:layer="layout" svg:x1="10.076cm" svg:y1="6.181cm" svg:x2="10.33cm" svg:y2="6.308cm">
            <text:p/>
          </draw:line>
          <draw:line draw:style-name="gr42" draw:text-style-name="P4" draw:layer="layout" svg:x1="10.076cm" svg:y1="6.435cm" svg:x2="10.33cm" svg:y2="6.308cm">
            <text:p/>
          </draw:line>
          <draw:line draw:style-name="gr43" draw:text-style-name="P4" draw:layer="layout" svg:x1="10.076cm" svg:y1="6.435cm" svg:x2="10.33cm" svg:y2="6.562cm">
            <text:p/>
          </draw:line>
          <draw:line draw:style-name="gr44" draw:text-style-name="P4" draw:layer="layout" svg:x1="10.076cm" svg:y1="6.689cm" svg:x2="10.33cm" svg:y2="6.562cm">
            <text:p/>
          </draw:line>
        </draw:g>
        <draw:line draw:style-name="gr45" draw:text-style-name="P4" draw:layer="layout" svg:x1="12.017cm" svg:y1="5.191cm" svg:x2="12.017cm" svg:y2="5.826cm">
          <text:p/>
        </draw:line>
        <draw:custom-shape draw:style-name="gr46" draw:text-style-name="P4" draw:layer="layout" svg:width="1.016cm" svg:height="2.54cm" svg:x="12.017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47" draw:text-style-name="P4" draw:layer="layout" svg:x1="12.423cm" svg:y1="5.445cm" svg:x2="12.017cm" svg:y2="5.318cm">
            <text:p/>
          </draw:line>
          <draw:line draw:style-name="gr48" draw:text-style-name="P4" draw:layer="layout" svg:x1="12.423cm" svg:y1="5.445cm" svg:x2="12.169cm" svg:y2="5.572cm">
            <text:p/>
          </draw:line>
          <draw:line draw:style-name="gr49" draw:text-style-name="P4" draw:layer="layout" svg:x1="12.423cm" svg:y1="5.699cm" svg:x2="12.169cm" svg:y2="5.572cm">
            <text:p/>
          </draw:line>
          <draw:line draw:style-name="gr50" draw:text-style-name="P4" draw:layer="layout" svg:x1="12.423cm" svg:y1="6.715cm" svg:x2="12.017cm" svg:y2="6.842cm">
            <text:p/>
          </draw:line>
          <draw:line draw:style-name="gr51" draw:text-style-name="P4" draw:layer="layout" svg:x1="12.423cm" svg:y1="5.699cm" svg:x2="12.169cm" svg:y2="5.826cm">
            <text:p/>
          </draw:line>
          <draw:line draw:style-name="gr52" draw:text-style-name="P4" draw:layer="layout" svg:x1="12.423cm" svg:y1="5.953cm" svg:x2="12.169cm" svg:y2="5.826cm">
            <text:p/>
          </draw:line>
          <draw:line draw:style-name="gr53" draw:text-style-name="P4" draw:layer="layout" svg:x1="12.423cm" svg:y1="5.953cm" svg:x2="12.169cm" svg:y2="6.08cm">
            <text:p/>
          </draw:line>
          <draw:line draw:style-name="gr54" draw:text-style-name="P4" draw:layer="layout" svg:x1="12.423cm" svg:y1="6.207cm" svg:x2="12.169cm" svg:y2="6.08cm">
            <text:p/>
          </draw:line>
          <draw:line draw:style-name="gr55" draw:text-style-name="P4" draw:layer="layout" svg:x1="12.423cm" svg:y1="6.207cm" svg:x2="12.169cm" svg:y2="6.334cm">
            <text:p/>
          </draw:line>
          <draw:line draw:style-name="gr56" draw:text-style-name="P4" draw:layer="layout" svg:x1="12.423cm" svg:y1="6.461cm" svg:x2="12.169cm" svg:y2="6.334cm">
            <text:p/>
          </draw:line>
          <draw:line draw:style-name="gr57" draw:text-style-name="P4" draw:layer="layout" svg:x1="12.423cm" svg:y1="6.461cm" svg:x2="12.169cm" svg:y2="6.588cm">
            <text:p/>
          </draw:line>
          <draw:line draw:style-name="gr58" draw:text-style-name="P4" draw:layer="layout" svg:x1="12.423cm" svg:y1="6.715cm" svg:x2="12.169cm" svg:y2="6.588cm">
            <text:p/>
          </draw:line>
        </draw:g>
        <draw:g>
          <draw:line draw:style-name="gr59" draw:text-style-name="P4" draw:layer="layout" svg:x1="12.616cm" svg:y1="5.419cm" svg:x2="13.033cm" svg:y2="5.318cm">
            <text:p/>
          </draw:line>
          <draw:line draw:style-name="gr60" draw:text-style-name="P4" draw:layer="layout" svg:x1="12.616cm" svg:y1="5.419cm" svg:x2="12.87cm" svg:y2="5.546cm">
            <text:p/>
          </draw:line>
          <draw:line draw:style-name="gr61" draw:text-style-name="P4" draw:layer="layout" svg:x1="12.616cm" svg:y1="5.673cm" svg:x2="12.87cm" svg:y2="5.546cm">
            <text:p/>
          </draw:line>
          <draw:line draw:style-name="gr62" draw:text-style-name="P4" draw:layer="layout" svg:x1="12.616cm" svg:y1="6.689cm" svg:x2="13.022cm" svg:y2="6.816cm">
            <text:p/>
          </draw:line>
          <draw:line draw:style-name="gr63" draw:text-style-name="P4" draw:layer="layout" svg:x1="12.616cm" svg:y1="5.673cm" svg:x2="12.87cm" svg:y2="5.8cm">
            <text:p/>
          </draw:line>
          <draw:line draw:style-name="gr64" draw:text-style-name="P4" draw:layer="layout" svg:x1="12.616cm" svg:y1="5.927cm" svg:x2="12.87cm" svg:y2="5.8cm">
            <text:p/>
          </draw:line>
          <draw:line draw:style-name="gr65" draw:text-style-name="P4" draw:layer="layout" svg:x1="12.616cm" svg:y1="5.927cm" svg:x2="12.87cm" svg:y2="6.054cm">
            <text:p/>
          </draw:line>
          <draw:line draw:style-name="gr66" draw:text-style-name="P4" draw:layer="layout" svg:x1="12.616cm" svg:y1="6.181cm" svg:x2="12.87cm" svg:y2="6.054cm">
            <text:p/>
          </draw:line>
          <draw:line draw:style-name="gr67" draw:text-style-name="P4" draw:layer="layout" svg:x1="12.616cm" svg:y1="6.181cm" svg:x2="12.87cm" svg:y2="6.308cm">
            <text:p/>
          </draw:line>
          <draw:line draw:style-name="gr68" draw:text-style-name="P4" draw:layer="layout" svg:x1="12.616cm" svg:y1="6.435cm" svg:x2="12.87cm" svg:y2="6.308cm">
            <text:p/>
          </draw:line>
          <draw:line draw:style-name="gr69" draw:text-style-name="P4" draw:layer="layout" svg:x1="12.616cm" svg:y1="6.435cm" svg:x2="12.87cm" svg:y2="6.562cm">
            <text:p/>
          </draw:line>
          <draw:line draw:style-name="gr70" draw:text-style-name="P4" draw:layer="layout" svg:x1="12.616cm" svg:y1="6.689cm" svg:x2="12.87cm" svg:y2="6.562cm">
            <text:p/>
          </draw:line>
        </draw:g>
        <draw:custom-shape draw:style-name="gr71" draw:text-style-name="P4" draw:layer="layout" svg:width="4.191cm" svg:height="3.048cm" svg:x="9.223cm" svg:y="4.556cm">
          <text:p/>
          <draw:enhanced-geometry svg:viewBox="0 0 21600 21600" draw:type="rectangle" draw:enhanced-path="M 0 0 L 21600 0 21600 21600 0 21600 0 0 Z N"/>
        </draw:custom-shape>
        <draw:line draw:style-name="gr72" draw:text-style-name="P4" draw:layer="layout" svg:x1="10.874cm" svg:y1="5.318cm" svg:x2="10.493cm" svg:y2="5.318cm">
          <text:p/>
        </draw:line>
        <draw:line draw:style-name="gr73" draw:text-style-name="P4" draw:layer="layout" svg:x1="10.874cm" svg:y1="6.842cm" svg:x2="10.493cm" svg:y2="6.842cm">
          <text:p/>
        </draw:line>
        <draw:line draw:style-name="gr74" draw:text-style-name="P4" draw:layer="layout" svg:x1="12.017cm" svg:y1="6.842cm" svg:x2="11.636cm" svg:y2="6.842cm">
          <text:p/>
        </draw:line>
        <draw:line draw:style-name="gr75" draw:text-style-name="P4" draw:layer="layout" svg:x1="12.017cm" svg:y1="5.318cm" svg:x2="11.636cm" svg:y2="5.318cm">
          <text:p/>
        </draw:line>
        <draw:line draw:style-name="gr3" draw:text-style-name="P1" draw:layer="layout" svg:x1="6.937cm" svg:y1="5.318cm" svg:x2="9.477cm" svg:y2="5.318cm">
          <text:p/>
        </draw:line>
        <draw:custom-shape draw:style-name="gr4" draw:text-style-name="P1" draw:layer="layout" svg:width="0.762cm" svg:height="0.762cm" draw:transform="rotate (-1.60762277401286) translate (8.969cm 6.4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08cm" svg:height="0.635cm" draw:transform="rotate (-1.60762277401286) translate (8.964cm 6.589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7.572cm" svg:y1="6.842cm" svg:x2="8.207cm" svg:y2="6.842cm">
          <text:p/>
        </draw:line>
        <draw:line draw:style-name="gr3" draw:text-style-name="P1" draw:layer="layout" svg:x1="8.969cm" svg:y1="6.842cm" svg:x2="9.477cm" svg:y2="6.842cm">
          <text:p/>
        </draw:line>
        <draw:frame draw:style-name="gr11" draw:text-style-name="P2" draw:layer="layout" svg:width="3.429cm" svg:height="1.217cm" svg:x="9.604cm" svg:y="3.413cm">
          <draw:text-box>
            <text:p text:style-name="P1"><text:span text:style-name="T1">Chiller or Heat Pump</text:span></text:p>
          </draw:text-box>
        </draw:frame>
        <draw:frame draw:style-name="gr76" draw:text-style-name="P3" draw:layer="layout" svg:width="1.524cm" svg:height="1.217cm" svg:x="7.445cm" svg:y="4.175cm">
          <draw:text-box>
            <text:p text:style-name="P1"><text:span text:style-name="T2">77</text:span><text:span text:style-name="T3">°F</text:span></text:p>
            <text:p text:style-name="P1"><text:span text:style-name="T3">25°C</text:span></text:p>
          </draw:text-box>
        </draw:frame>
        <draw:frame draw:style-name="gr77" draw:text-style-name="P3" draw:layer="layout" svg:width="1.524cm" svg:height="1.217cm" svg:x="7.826cm" svg:y="7.223cm">
          <draw:text-box>
            <text:p text:style-name="P1"><text:span text:style-name="T2">68</text:span><text:span text:style-name="T3">°F</text:span></text:p>
            <text:p text:style-name="P1"><text:span text:style-name="T3">20°C</text:span></text:p>
          </draw:text-box>
        </draw:frame>
        <draw:frame draw:style-name="gr78" draw:text-style-name="P3" draw:layer="layout" svg:width="3.429cm" svg:height="1.397cm" svg:x="5.54cm" svg:y="10.017cm">
          <draw:text-box>
            <text:p text:style-name="P1"><text:span text:style-name="T1">Surface Water Heat Exchanger</text:span></text:p>
          </draw:text-box>
        </draw:frame>
        <draw:line draw:style-name="gr79" draw:text-style-name="P1" draw:layer="layout" svg:x1="13.541cm" svg:y1="7.858cm" svg:x2="14.049cm" svg:y2="7.477cm">
          <text:p/>
        </draw:line>
        <draw:frame draw:style-name="gr11" draw:text-style-name="P2" draw:layer="layout" svg:width="3.429cm" svg:height="1.217cm" svg:x="14.938cm" svg:y="3.238cm">
          <draw:text-box>
            <text:p text:style-name="P1"><text:span text:style-name="T1">Cooling or Heating Load</text:span></text:p>
          </draw:text-box>
        </draw:frame>
        <draw:custom-shape draw:style-name="gr80" draw:text-style-name="P1" draw:layer="layout" svg:width="1.778cm" svg:height="0.381cm" svg:x="3.381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1" draw:layer="layout" svg:width="1.778cm" svg:height="0.381cm" svg:x="3.381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1" draw:layer="layout" svg:width="1.778cm" svg:height="0.381cm" svg:x="3.381cm" svg:y="10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1" draw:layer="layout" svg:width="1.778cm" svg:height="0.381cm" svg:x="3.381cm" svg:y="10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1" draw:layer="layout" svg:width="1.778cm" svg:height="0.381cm" svg:x="3.381cm" svg:y="10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381cm" svg:y1="10.144cm" svg:x2="6.937cm" svg:y2="5.3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16T10:35:54</meta:creation-date>
    <dc:date>2013-12-13T11:47:03.13</dc:date>
    <meta:editing-duration>PT2H39M58S</meta:editing-duration>
    <meta:editing-cycles>15</meta:editing-cycles>
    <meta:generator>OpenOffice/4.0.0$Win32 OpenOffice.org_project/400m3$Build-9702</meta:generator>
    <dc:creator>Matt </dc:creator>
    <meta:document-statistic meta:object-count="126"/>
  </office:meta>
</office:document-meta>
</file>